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T1" style:family="text">
      <style:text-properties officeooo:rsid="001fe6fe"/>
    </style:style>
    <style:style style:name="T2" style:family="text">
      <style:text-properties officeooo:rsid="0021b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2">At the Beach 1</text:span></text:p>
      <text:p text:style-name="P1"/>
      <text:p text:style-name="P1"/>
      <text:p text:style-name="P1"><text:s text:c="2"/>with <text:s/>wind <text:s/>and <text:s/>sun <text:s/>whole</text:p>
      <text:p text:style-name="P1"><text:s text:c="2"/>I <text:s/>am <text:s/>lost <text:s/>in <text:s/>this <text:s/>moment</text:p>
      <text:p text:style-name="P1"><text:s text:c="2"/>my <text:s/>passion <text:s/>is <text:s/>sure</text:p>
      <text:p text:style-name="P1"/>
      <text:p text:style-name="P1"><text:s text:c="2"/>here <text:s/>the <text:s/>waves <text:s/>spread <text:s/>wide <text:s text:c="3"/></text:p>
      <text:p text:style-name="P1"><text:s text:c="2"/>my <text:s/>mind <text:s/>is <text:s/>deep <text:s/>in <text:s/>such <text:s/>awe</text:p>
      <text:p text:style-name="P1"><text:s text:c="2"/>no <text:s/>worry <text:s/>intrud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S</meta:editing-duration>
    <meta:editing-cycles>4</meta:editing-cycles>
    <meta:generator>LibreOffice/5.4.3.2$Windows_X86_64 LibreOffice_project/92a7159f7e4af62137622921e809f8546db437e5</meta:generator>
    <dc:date>2025-06-12T14:38:33.530000000</dc:date>
    <meta:document-statistic meta:table-count="0" meta:image-count="0" meta:object-count="0" meta:page-count="1" meta:paragraph-count="7" meta:word-count="34" meta:character-count="191" meta:non-whitespace-character-count="122"/>
    <meta:user-defined meta:name="Info 1"/>
    <meta:user-defined meta:name="Info 2"/>
    <meta:user-defined meta:name="Info 3"/>
    <meta:user-defined meta:name="Info 4"/>
  </office:meta>
</office:document-meta>
</file>